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ZapfDingbats2"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ody_20_Text_20_First">
      <style:paragraph-properties>
        <style:tab-stops>
          <style:tab-stop style:position="0.4984in"/>
        </style:tab-stops>
      </style:paragraph-properties>
    </style:style>
    <style:style style:name="P4" style:family="paragraph" style:parent-style-name="Code">
      <style:text-properties style:font-name="TheSansMonoConNormal2" fo:font-style="normal" style:font-style-asian="normal" style:font-style-complex="normal"/>
    </style:style>
    <style:style style:name="P5" style:family="paragraph" style:parent-style-name="Code">
      <style:text-properties style:use-window-font-color="true" style:font-name="TheSansMonoConNormal2" fo:font-size="11pt" fo:language="en" fo:country="GB" fo:font-style="normal" fo:font-weight="normal" style:font-name-asian="Calibri" style:font-size-asian="11pt" style:language-asian="zxx" style:country-asian="none" style:font-style-asian="normal" style:font-weight-asian="normal" style:font-name-complex="Utopia" style:font-size-complex="11pt" style:language-complex="ar" style:country-complex="SA" style:font-style-complex="normal" style:font-weight-complex="normal"/>
    </style:style>
    <style:style style:name="P6" style:family="paragraph" style:parent-style-name="Chapter_20_Title">
      <style:paragraph-properties>
        <style:tab-stops>
          <style:tab-stop style:position="0.8126in"/>
        </style:tab-stops>
      </style:paragraph-properties>
      <style:text-properties officeooo:paragraph-rsid="00164356"/>
    </style:style>
    <style:style style:name="P7" style:family="paragraph" style:parent-style-name="Chapter_20_Number" style:master-page-name="Standard">
      <style:paragraph-properties style:page-number="auto"/>
      <style:text-properties officeooo:paragraph-rsid="00164356"/>
    </style:style>
    <style:style style:name="P8"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9" style:family="paragraph" style:parent-style-name="Standard">
      <style:paragraph-properties fo:text-align="justify" style:justify-single-word="false"/>
      <style:text-properties officeooo:paragraph-rsid="00164356"/>
    </style:style>
    <style:style style:name="P10" style:family="paragraph" style:parent-style-name="Standard">
      <style:text-properties fo:color="#bfbfbf" style:font-name="ZapfDingbats" fo:font-size="14pt" officeooo:paragraph-rsid="00164356" style:font-name-asian="ZapfDingbats" style:font-size-asian="14pt" style:font-name-complex="ZapfDingbats"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style>
    <style:style style:name="T4" style:family="text">
      <style:text-properties style:font-name-asian="TheSansMonoConNormal3"/>
    </style:style>
    <style:style style:name="T5" style:family="text">
      <style:text-properties fo:color="#000000" style:font-name="TheSansMonoCondensed-SemiLightI" fo:language="zxx" fo:country="none" style:letter-kerning="false" fo:background-color="transparent" loext:char-shading-value="0" style:font-name-complex="TheSansMonoCondensed-SemiLightI" style:font-size-complex="10pt"/>
    </style:style>
    <style:style style:name="T6" style:family="text">
      <style:text-properties fo:font-style="italic" style:font-style-asian="italic"/>
    </style:style>
    <style:style style:name="T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9"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10" style:family="text">
      <style:text-properties style:use-window-font-color="true" style:font-name="Utopia" fo:font-size="11pt" fo:language="en" fo:country="GB" fo:font-style="italic" fo:font-weight="normal" style:font-name-asian="Calibri" style:font-size-asian="11pt" style:language-asian="zxx" style:country-asian="none" style:font-style-asian="italic" style:font-weight-asian="normal" style:font-name-complex="Utopia" style:font-size-complex="11pt" style:language-complex="ar" style:country-complex="SA" style:font-weight-complex="normal"/>
    </style:style>
    <style:style style:name="T11"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2"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3"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4" style:family="text">
      <style:text-properties style:use-window-font-color="true" fo:font-size="11pt" fo:language="en" fo:country="GB" fo:font-weight="normal" style:font-name-asian="Calibri" style:font-size-asian="11pt" style:language-asian="zxx" style:country-asian="none" style:font-weight-asian="normal" style:font-name-complex="Utopia" style:font-size-complex="11pt" style:language-complex="ar" style:country-complex="SA" style:font-weight-complex="normal"/>
    </style:style>
    <style:style style:name="T15" style:family="text">
      <style:text-properties style:use-window-font-color="true" style:font-name="TheSansMonoConNormal2" fo:font-size="11pt" fo:language="en" fo:country="GB" fo:font-style="normal" fo:font-weight="normal" style:font-name-asian="Calibri" style:font-size-asian="11pt" style:language-asian="zxx" style:country-asian="none" style:font-style-asian="normal" style:font-weight-asian="normal" style:font-name-complex="Utopia" style:font-size-complex="11pt" style:language-complex="ar" style:country-complex="SA" style:font-style-complex="normal" style:font-weight-complex="normal"/>
    </style:style>
    <style:style style:name="T16" style:family="text">
      <style:text-properties fo:language="en" fo:country="GB" style:font-name-asian="Calibri" style:font-size-complex="11pt" style:language-complex="ar" style:country-complex="SA"/>
    </style:style>
    <style:style style:name="T17" style:family="text">
      <style:text-properties fo:language="en" fo:country="GB" fo:font-weight="bold" style:font-name-asian="Calibri" style:font-weight-asian="bold" style:font-size-complex="11pt" style:language-complex="ar" style:country-complex="SA" style:font-weight-complex="bold"/>
    </style:style>
    <style:style style:name="T18" style:family="text">
      <style:text-properties fo:language="en" fo:country="GB" fo:font-style="italic" fo:font-weight="normal" style:font-name-asian="Calibri" style:language-asian="zxx" style:country-asian="none" style:font-style-asian="italic" style:font-weight-asian="normal" style:font-size-complex="11pt" style:language-complex="ar" style:country-complex="SA" style:font-weight-complex="normal"/>
    </style:style>
    <style:style style:name="T19" style:family="text">
      <style:text-properties officeooo:rsid="001d896f"/>
    </style:style>
    <style:style style:name="T20" style:family="text">
      <style:text-properties officeooo:rsid="0010e3e0"/>
    </style:style>
    <style:style style:name="T21" style:family="text">
      <style:text-properties officeooo:rsid="00164356"/>
    </style:style>
    <style:style style:name="T22" style:family="text"/>
    <style:style style:name="T2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05249280" text:id="ct94365905249280">
          <text:insertion>
            <office:change-info>
              <dc:creator>Ray Lischner</dc:creator>
              <dc:date>2020-05-04T13:08:27</dc:date>
            </office:change-info>
          </text:insertion>
        </text:changed-region>
        <text:changed-region xml:id="ct94365906496304" text:id="ct94365906496304">
          <text:insertion>
            <office:change-info>
              <dc:creator>Ray Lischner</dc:creator>
              <dc:date>2020-05-04T13:08:46</dc:date>
            </office:change-info>
          </text:insertion>
        </text:changed-region>
        <text:changed-region xml:id="ct94365808052768" text:id="ct94365808052768">
          <text:insertion>
            <office:change-info>
              <dc:creator>Ray Lischner</dc:creator>
              <dc:date>2020-05-04T13:09:25</dc:date>
            </office:change-info>
          </text:insertion>
        </text:changed-region>
        <text:changed-region xml:id="ct94365906241040" text:id="ct94365906241040">
          <text:insertion>
            <office:change-info>
              <dc:creator>Ray Lischner</dc:creator>
              <dc:date>2020-05-04T13:09:33</dc:date>
            </office:change-info>
          </text:insertion>
        </text:changed-region>
        <text:changed-region xml:id="ct94365828116096" text:id="ct94365828116096">
          <text:insertion>
            <office:change-info>
              <dc:creator>Ray Lischner</dc:creator>
              <dc:date>2020-05-04T13:09:38</dc:date>
            </office:change-info>
          </text:insertion>
        </text:changed-region>
        <text:changed-region xml:id="ct94365730805808" text:id="ct94365730805808">
          <text:insertion>
            <office:change-info>
              <dc:creator>Ray Lischner</dc:creator>
              <dc:date>2020-05-04T13:09:43</dc:date>
            </office:change-info>
          </text:insertion>
        </text:changed-region>
        <text:changed-region xml:id="ct94365903681232" text:id="ct94365903681232">
          <text:insertion>
            <office:change-info>
              <dc:creator>Ray Lischner</dc:creator>
              <dc:date>2020-05-04T13:09:51</dc:date>
            </office:change-info>
          </text:insertion>
        </text:changed-region>
        <text:changed-region xml:id="ct94365904221936" text:id="ct94365904221936">
          <text:insertion>
            <office:change-info>
              <dc:creator>Ray Lischner</dc:creator>
              <dc:date>2020-05-04T13:09:57</dc:date>
            </office:change-info>
          </text:insertion>
        </text:changed-region>
        <text:changed-region xml:id="ct94365886201200" text:id="ct94365886201200">
          <text:insertion>
            <office:change-info>
              <dc:creator>Ray Lischner</dc:creator>
              <dc:date>2020-05-04T13:10: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905249280"/>E X P L O R A T I O N <text:s/><text:span text:style-name="T19">7</text:span><text:span text:style-name="T21">3</text:span></text:p>
      <text:p text:style-name="P9"/>
      <text:p text:style-name="P10"></text:p>
      <text:p text:style-name="P6"><text:span text:style-name="T11"><office:annotation><dc:creator>Michael Thomas</dc:creator><dc:date>2020-04-13T08:49:09.010000000</dc:date><text:p text:style-name="P11"><text:span text:style-name="T23">Good clean chapter. <text:s/>The document is easy to read and understand.</text:span></text:p>
<text:p text:style-name="P11"><text:span text:style-name="T23"/></text:p>
<text:p text:style-name="P11"><text:span text:style-name="T23">I am running Windows 10 and Visual Studio 2019 16.6.0 Preview 2.1</text:span></text:p>
<text:p text:style-name="P11"><text:span text:style-name="T23"/></text:p>
<text:p text:style-name="P11"><text:span text:style-name="T23">All links in the chapter work.</text:span></text:p>
</office:annotation></text:span><text:change-end text:change-id="ct94365905249280"/><office:annotation office:name="__Annotation__15035_127453247" loext:resolved="false"><dc:creator>Michael Thomas</dc:creator><dc:date>2020-04-24T17:14:12.760000000</dc:date><text:p text:style-name="P11"><text:span text:style-name="T23">Good clean chapter. <text:s/>The document is easy to read and understand.</text:span></text:p>
<text:p text:style-name="P11"><text:span text:style-name="T23"/></text:p>
<text:p text:style-name="P11"><text:span text:style-name="T23">I am running Windows 10 and Visual Studio 2019 16.6.0 Preview 4.</text:span></text:p>
<text:p text:style-name="P11"><text:span text:style-name="T23"/></text:p>
<text:p text:style-name="P11"><text:span text:style-name="T23">All links in the chapter work.</text:span></text:p>
</office:annotation><text:span text:style-name="T11">P</text:span><text:bookmark-start text:name="Ref_Title"/>rogramming<text:bookmark-end text:name="Ref_Title"/> at Compile Time<office:annotation-end office:name="__Annotation__15035_127453247"/></text:p>
      <text:p text:style-name="P3">C++ offers many opportunities to write code that runs at compile time instead of at run time. Templates, for example, provide a <text:span text:style-name="T7">unique, functional programming environment, albeit one with a tortuous syntax. In C++ 20, some new keywords offer more precise ways for you to control what takes place at compile time instead of run time. Some compile-time programming techniques are called metaprogramming, but this term is loosely defined and some may use it exclusively for programming with types instead of values. However you name it, compile-time programming is a valuable aspect of overall C++ programming.</text:span></text:p>
      <text:p text:style-name="P3"/>
      <text:h text:style-name="Heading_20_1" text:outline-level="1"><text:soft-page-break/>Compile-Time <text:span text:style-name="T12">Functions</text:span></text:h>
      <text:p text:style-name="Body_20_Text_20_First">Tell the compiler that you want <text:span text:style-name="T7">it to be able to evaluate a function at compile time with the </text:span><text:span text:style-name="Code_20_Inline"><text:span text:style-name="T16">constexpr</text:span></text:span><text:span text:style-name="T7"> or </text:span><text:span text:style-name="Code_20_Inline"><text:span text:style-name="T16">consteval</text:span></text:span><text:span text:style-name="T7"> keyword. Use either keyword (but not both) among the type specifiers for the function’s return type, as you have seen often in this book:</text:span></text:p>
      <text:p text:style-name="Code">consteval double square(double x) { return x * x; }</text:p>
      <text:p text:style-name="Code">constexpr double <text:span text:style-name="T13">cube</text:span>(double x) { return <text:span text:style-name="T13">x * x</text:span> * x; }</text:p>
      <text:p text:style-name="Body_20_Text_20_Cont"><text:span text:style-name="T7">For </text:span><text:span text:style-name="Code_20_Inline"><text:span text:style-name="T16">consteval</text:span></text:span><text:span text:style-name="T7"> functions, the function arguments must be compile-time constants, and the compiler always calls the function at compile time to produce a constant result.</text:span></text:p>
      <text:p text:style-name="Body_20_Text_20_Cont"><text:span text:style-name="T7">For </text:span><text:span text:style-name="Code_20_Inline"><text:span text:style-name="T16">constexpr</text:span></text:span><text:span text:style-name="T7"> functions, if you call the function with compile-time constant arguments, the compiler calls the function at compile time and produces a constant result. But you can also call the function without constant arguments, and the compiler treats the function as an ordinary inline function and generates appropriate run time code to produce a non-constant result.</text:span></text:p>
      <text:p text:style-name="Body_20_Text_20_Cont"><text:span text:style-name="T7">Assuming a variable named </text:span><text:span text:style-name="Code_20_Inline"><text:span text:style-name="T16">value</text:span></text:span><text:span text:style-name="T7">, </text:span><text:span text:style-name="Code_20_Inline"><text:span text:style-name="T16">square(3.0)</text:span></text:span><text:span text:style-name="T7"> becomes </text:span><text:span text:style-name="Code_20_Inline"><text:span text:style-name="T16">9.0</text:span></text:span><text:span text:style-name="T7"> at compile time, and </text:span><text:span text:style-name="Code_20_Inline"><text:span text:style-name="T16">square(value)</text:span></text:span><text:span text:style-name="T7"> is not allowed. Calling cube(3.0) becomes 27.0 at compile time, and cube(value) is computed at runtime with the </text:span><text:span text:style-name="Code_20_Inline"><text:span text:style-name="T16">value</text:span></text:span><text:span text:style-name="T7"> variable. A </text:span><text:span text:style-name="Code_20_Inline"><text:span text:style-name="T16">constexpr</text:span></text:span><text:span text:style-name="T7"> function is implicitly </text:span><text:span text:style-name="Code_20_Inline"><text:span text:style-name="T16">inline</text:span></text:span><text:span text:style-name="T7"> when it is evaluated at run time.</text:span></text:p>
      <text:p text:style-name="Body_20_Text_20_Cont"><text:span text:style-name="T7">A </text:span><text:span text:style-name="Code_20_Inline"><text:span text:style-name="T16">constexpr</text:span></text:span><text:span text:style-name="T7"> or </text:span><text:span text:style-name="Code_20_Inline"><text:span text:style-name="T16">consteval</text:span></text:span><text:span text:style-name="T7"> function has some restrictions. Most restrictions apply to both kinds of functions. The return type, parameter types, and types of variables in the function must be what are called </text:span><text:span text:style-name="Emphasis"><text:span text:style-name="T7">literal</text:span></text:span><text:span text:style-name="T7"> types. A literal type is one that can be constructed and destroyed at compile time. Built-in fundamental types, enumerations, and pointers obviously fit in this class. For a class to be literal, it must have a </text:span><text:span text:style-name="Code_20_Inline"><text:span text:style-name="T16">constexpr</text:span></text:span><text:span text:style-name="T7"> destructor and literal data members. The constructor being invoked must be </text:span><text:span text:style-name="Code_20_Inline"><text:span text:style-name="T16">constexpr</text:span></text:span><text:span text:style-name="T7">, although the class can have other constructors that are not </text:span><text:span text:style-name="Code_20_Inline"><text:span text:style-name="T16">constexpr</text:span></text:span><text:span text:style-name="T7">.</text:span></text:p>
      <text:p text:style-name="Body_20_Text_20_Cont"><text:soft-page-break/><text:span text:style-name="T7">A </text:span><text:span text:style-name="Code_20_Inline"><text:span text:style-name="T16">constexpr</text:span></text:span><text:span text:style-name="T7"> constructor can call only other </text:span><text:span text:style-name="Code_20_Inline"><text:span text:style-name="T16">constexpr</text:span></text:span><text:span text:style-name="T7"> constructors, which means all base class constructors must be </text:span><text:span text:style-name="Code_20_Inline"><text:span text:style-name="T16">constexpr</text:span></text:span><text:span text:style-name="T7">. If a class has a </text:span><text:span text:style-name="Code_20_Inline"><text:span text:style-name="T16">constexpr</text:span></text:span><text:span text:style-name="T7"> destructor, all of its base classes must have </text:span><text:span text:style-name="Code_20_Inline"><text:span text:style-name="T16">constexpr</text:span></text:span><text:span text:style-name="T7"> destructors (or no destructor at all using </text:span><text:span text:style-name="Code_20_Inline"><text:span text:style-name="T16">=delete</text:span></text:span><text:span text:style-name="T7">).</text:span></text:p>
      <text:p text:style-name="Body_20_Text_20_Cont"><text:span text:style-name="T7">One difference of note is that a destructor cannot be declared with </text:span><text:span text:style-name="Code_20_Inline"><text:span text:style-name="T16">consteval</text:span></text:span><text:span text:style-name="T7">.</text:span></text:p>
      <text:p text:style-name="Body_20_Text_20_Cont"><text:span text:style-name="T7">Of course, when you declare a function to be </text:span><text:span text:style-name="Code_20_Inline"><text:span text:style-name="T16">constexpr</text:span></text:span><text:span text:style-name="T7">, the compiler needs the function definition, so you cannot put a </text:span><text:span text:style-name="Code_20_Inline"><text:span text:style-name="T16">constexpr</text:span></text:span><text:span text:style-name="T7"> declaration in a module interface and try to hide its definition in a separate module implementation. The definition must go into the module interface.</text:span></text:p>
      <text:p text:style-name="Body_20_Text_20_Cont"><text:span text:style-name="T7">There is one challenge when writing </text:span><text:span text:style-name="Code_20_Inline"><text:span text:style-name="T16">constexpr</text:span></text:span><text:span text:style-name="T7"> functions. It is not possible to report an error to the user, such as throwing an exception. For example, it seems reasonable to declare all of the </text:span><text:span text:style-name="Code_20_Inline"><text:span text:style-name="T16">rational</text:span></text:span><text:span text:style-name="T7"> constructors to be </text:span><text:span text:style-name="Code_20_Inline"><text:span text:style-name="T16">constexpr</text:span></text:span><text:span text:style-name="T7">, but that means calling </text:span><text:span text:style-name="Code_20_Inline"><text:span text:style-name="T16">reduce()</text:span></text:span><text:span text:style-name="T7">, which throws an exception if the denominator is zero. This means constructing a </text:span><text:span text:style-name="Code_20_Inline"><text:span text:style-name="T16">constexpr</text:span></text:span><text:span text:style-name="T7"> </text:span><text:span text:style-name="Code_20_Inline"><text:span text:style-name="T16">rational</text:span></text:span><text:span text:style-name="T7"> object with a zero denominator is illegal, but the compiler is not required to issue an error message. The burden is on the programmer who uses </text:span><text:span text:style-name="Code_20_Inline"><text:span text:style-name="T16">rational</text:span></text:span><text:span text:style-name="T7"> to ensure that 0 is never used as a denominator of a </text:span><text:span text:style-name="Code_20_Inline"><text:span text:style-name="T16">constexpr</text:span></text:span><text:span text:style-name="T7"> </text:span><text:span text:style-name="Code_20_Inline"><text:span text:style-name="T16">rational</text:span></text:span><text:span text:style-name="T7"> object. With that caveat, </text:span><text:span text:style-name="T8">copy the declaration for the </text:span><text:span text:style-name="Code_20_Inline"><text:span text:style-name="T17">rational</text:span></text:span><text:span text:style-name="T8"> class template and ensure that every function that can be </text:span><text:span text:style-name="Code_20_Inline"><text:span text:style-name="T17">constexpr</text:span></text:span><text:span text:style-name="T8"> is </text:span><text:span text:style-name="Code_20_Inline"><text:span text:style-name="T17">constexpr</text:span></text:span><text:span text:style-name="T8">.</text:span><text:span text:style-name="T9"> See Listing 73-1 for my take.</text:span></text:p>
      <text:p text:style-name="Code_20_Caption"><text:change-start text:change-id="ct94365906496304"/><text:span text:style-name="T8"><text:hidden-text text:condition="ooow:" text:string-value=".hh" text:is-hidden="true"/></text:span><text:change-end text:change-id="ct94365906496304"/><text:span text:style-name="T8">Listing 73-1.</text:span><text:span text:style-name="T9"> </text:span><text:span text:style-name="T10">Adding </text:span><text:span text:style-name="Code_20_Inline"><text:span text:style-name="T18">constexpr</text:span></text:span><text:span text:style-name="T10"> Throughout the </text:span><text:span text:style-name="Code_20_Inline"><text:span text:style-name="T18">rational</text:span></text:span><text:span text:style-name="T10"> Class Template</text:span></text:p>
      <text:p text:style-name="P5">export module numeric;</text:p>
      <text:p text:style-name="P5"/>
      <text:p text:style-name="P5">import &lt;concepts&gt;;</text:p>
      <text:p text:style-name="P5">import &lt;iostream&gt;;</text:p>
      <text:p text:style-name="P5">import &lt;numeric&gt;;</text:p>
      <text:p text:style-name="P5">import &lt;sstream&gt;;</text:p>
      <text:p text:style-name="Code"><text:soft-page-break/><text:span text:style-name="T15">import &lt;stdexcept&gt;;</text:span></text:p>
      <text:p text:style-name="P5"/>
      <text:p text:style-name="P5">export template&lt;class T&gt;</text:p>
      <text:p text:style-name="P5"><office:annotation office:name="__Annotation__1806_544970142" loext:resolved="false"><dc:creator>Michael Thomas</dc:creator><dc:date>2020-04-28T09:06:01.580000000</dc:date><text:p text:style-name="P11"><text:span text:style-name="T24">Visual Studio does not support this yet.</text:span></text:p>
</office:annotation>requires<office:annotation-end office:name="__Annotation__1806_544970142"/> std::integral&lt;T&gt;</text:p>
      <text:p text:style-name="P5">class rational</text:p>
      <text:p text:style-name="P5">{</text:p>
      <text:p text:style-name="P5">public:</text:p>
      <text:p text:style-name="P5"><text:s text:c="3"/>using value_type = T;</text:p>
      <text:p text:style-name="P5"><text:s text:c="3"/>constexpr rational() : rational{0} {}</text:p>
      <text:p text:style-name="P5"><text:s text:c="3"/>constexpr rational(value_type num) : numerator_{num}, denominator_{1} {}</text:p>
      <text:p text:style-name="P5"><text:s text:c="3"/>constexpr rational(value_type num, value_type den)</text:p>
      <text:p text:style-name="P5"><text:s text:c="3"/>: numerator_{num}, denominator_{den}</text:p>
      <text:p text:style-name="P5"><text:s text:c="3"/>{</text:p>
      <text:p text:style-name="P5"><text:s text:c="6"/>reduce();</text:p>
      <text:p text:style-name="P5"><text:s text:c="3"/>}</text:p>
      <text:p text:style-name="P5"/>
      <text:p text:style-name="P5"><text:s text:c="3"/>constexpr value_type numerator() const { return numerator_; }</text:p>
      <text:p text:style-name="P5"><text:s text:c="3"/>constexpr value_type denominator() const { return denominator_; }</text:p>
      <text:p text:style-name="P5"/>
      <text:p text:style-name="P4"><text:span text:style-name="T14"><text:s text:c="3"/>constexpr rational&amp; operator*=(rational const&amp; rhs) {</text:span></text:p>
      <text:p text:style-name="P5"><text:s text:c="6"/>numerator_ *= rhs.numerator_;</text:p>
      <text:p text:style-name="P5"><text:s text:c="6"/>denominator_ *= rhs.denominator_;</text:p>
      <text:p text:style-name="P5"><text:s text:c="6"/>reduce();</text:p>
      <text:p text:style-name="P5"><text:s text:c="6"/>return *this;</text:p>
      <text:p text:style-name="P5"><text:s text:c="3"/>}</text:p>
      <text:p text:style-name="P4"><text:span text:style-name="T14"><text:s text:c="3"/>constexpr rational&amp; operator/=(rational const&amp; rhs) {</text:span></text:p>
      <text:p text:style-name="P5"><text:s text:c="6"/>numerator_ *= rhs.denominator_;</text:p>
      <text:p text:style-name="P5"><text:s text:c="6"/>denominator_ *= rhs.numerator_;</text:p>
      <text:p text:style-name="P5"><text:s text:c="6"/>reduce();</text:p>
      <text:p text:style-name="P5"><text:s text:c="6"/>return *this;</text:p>
      <text:p text:style-name="P5"><text:s text:c="3"/>}</text:p>
      <text:p text:style-name="P5"/>
      <text:p text:style-name="P4"><text:span text:style-name="T14"><text:s text:c="3"/>... every member function can be constexpr</text:span></text:p>
      <text:p text:style-name="P5"/>
      <text:p text:style-name="P5">private:</text:p>
      <text:p text:style-name="P4"><text:span text:style-name="T14"><text:s text:c="3"/>constexpr void reduce() {</text:span></text:p>
      <text:p text:style-name="P5"><text:s text:c="6"/>if (denominator_ == 0)</text:p>
      <text:p text:style-name="Code"><text:span text:style-name="T15"><text:s text:c="9"/>throw std::invalid_argument{"denominator is zero"};</text:span></text:p>
      <text:p text:style-name="P5"><text:s text:c="6"/>if (denominator_ &lt; 0)</text:p>
      <text:p text:style-name="P5"><text:s text:c="6"/>{</text:p>
      <text:p text:style-name="P5"><text:soft-page-break/><text:s text:c="9"/>denominator_ = -denominator_;</text:p>
      <text:p text:style-name="P5"><text:s text:c="9"/>numerator_ = -numerator_;</text:p>
      <text:p text:style-name="P5"><text:s text:c="6"/>}</text:p>
      <text:p text:style-name="Code"><text:span text:style-name="T15"><text:s text:c="6"/>auto div{std::gcd(numerator_, denominator_)};</text:span></text:p>
      <text:p text:style-name="P5"><text:s text:c="6"/>numerator_ = numerator_ / div;</text:p>
      <text:p text:style-name="P5"><text:s text:c="6"/>denominator_ = denominator_ / div;</text:p>
      <text:p text:style-name="P4"><text:span text:style-name="T14"><text:s text:c="3"/>}</text:span></text:p>
      <text:p text:style-name="P5"/>
      <text:p text:style-name="P5"><text:s text:c="3"/>value_type numerator_;</text:p>
      <text:p text:style-name="P5"><text:s text:c="3"/>value_type denominator_;</text:p>
      <text:p text:style-name="P5">};</text:p>
      <text:p text:style-name="P5"/>
      <text:p text:style-name="P5">export template&lt;class T&gt;</text:p>
      <text:p text:style-name="P5">constexpr bool operator==(rational&lt;T&gt; const&amp; lhs, rational&lt;T&gt; const&amp; rhs)</text:p>
      <text:p text:style-name="P5">{</text:p>
      <text:p text:style-name="P5"><text:s text:c="4"/>return lhs.numerator() == rhs.numerator() and </text:p>
      <text:p text:style-name="P5"><text:s text:c="11"/>lhs.denominator() == rhs.denominator();</text:p>
      <text:p text:style-name="P5">}</text:p>
      <text:p text:style-name="P5"/>
      <text:p text:style-name="P4"><text:span text:style-name="T14">// Every free function except I/O can be constexpr</text:span></text:p>
      <text:p text:style-name="P5">export template&lt;class T, class Ch, class Tr&gt;</text:p>
      <text:p text:style-name="P5">std::basic_ostream&lt;Ch,Tr&gt;&amp; operator&lt;&lt;(std::basic_ostream&lt;Ch, Tr&gt;&amp; stream, rational&lt;T&gt; const&amp; r)</text:p>
      <text:p text:style-name="P5">{</text:p>
      <text:p text:style-name="P5"><text:s text:c="3"/>std::basic_ostringstream&lt;Ch,Tr&gt; tmp;</text:p>
      <text:p text:style-name="P5"><text:s text:c="3"/>tmp &lt;&lt; r.numerator() &lt;&lt; '/' &lt;&lt; r.denominator();</text:p>
      <text:p text:style-name="P5"><text:s text:c="3"/>return stream &lt;&lt; tmp.str();</text:p>
      <text:p text:style-name="P5">}</text:p>
      <text:h text:style-name="P8" text:outline-level="1">Compile-Time Variables</text:h>
      <text:p text:style-name="Body_20_Text_20_First">The <text:span text:style-name="Code_20_Inline">constexpr</text:span> specifier also works with named objects. A <text:span text:style-name="Code_20_Inline"><text:span text:style-name="T16">constexpr</text:span></text:span> object is implicitly <text:span text:style-name="Code_20_Inline">const</text:span>. <text:span text:style-name="T7">It must have an initializer that calls only </text:span><text:span text:style-name="Code_20_Inline"><text:span text:style-name="T16">constexpr</text:span></text:span><text:span text:style-name="T7"> functions or if a </text:span><text:span text:style-name="Code_20_Inline"><text:span text:style-name="T16">constexpr</text:span></text:span><text:span text:style-name="T7"> constructor.</text:span></text:p>
      <text:p text:style-name="Body_20_Text_20_Cont">You can also initialize a compile-time static variable with the <text:span text:style-name="Code_20_Inline">constinit</text:span> <text:span text:style-name="T7">keyword</text:span>. The variable must have static lifetime, that is, be declared at namespace <text:soft-page-break/>scope or with the <text:span text:style-name="Code_20_Inline">static</text:span> keyword. The compiler always ensures that such variables are initialized before <text:span text:style-name="Code_20_Inline"><text:span text:style-name="T16">main()</text:span></text:span> begins execution. (Or, for a <text:span text:style-name="Code_20_Inline"><text:span text:style-name="T16">static</text:span></text:span> variable that is defined inside a function, before the function is called for the first time.) But if a static variable’s initial value depends on the value of another variable, it is undefined which variable is initialized first. By declaring a static variable with <text:span text:style-name="Code_20_Inline"><text:span text:style-name="T16">constinit</text:span></text:span>, the compiler determines the value at compile time, and uses that fixed value to initialize the variable, and all variables that depend on it <text:span text:style-name="T7">see that constant value. The key difference between </text:span><text:span text:style-name="Code_20_Inline"><text:span text:style-name="T16">constinit</text:span></text:span><text:span text:style-name="T7"> and the other </text:span><text:span text:style-name="Code_20_Inline"><text:span text:style-name="T16">const</text:span></text:span><text:span text:style-name="T7">-related keywords is that </text:span><text:span text:style-name="Code_20_Inline"><text:span text:style-name="T16">constinit</text:span></text:span> applies only to initialization. <text:span text:style-name="T7">The object is not necessarily </text:span><text:span text:style-name="Code_20_Inline"><text:span text:style-name="T16">const</text:span></text:span><text:span text:style-name="T7">. Listing 73-2 demonstrates some uses for </text:span><text:span text:style-name="Code_20_Inline"><text:span text:style-name="T16">constexpr</text:span></text:span><text:span text:style-name="T7"> and </text:span><text:span text:style-name="Code_20_Inline"><text:span text:style-name="T16">constinit</text:span></text:span><text:span text:style-name="T7"> objects.</text:span></text:p>
      <text:p text:style-name="Code_20_Caption"><text:span text:style-name="T8">Listing 73-2.</text:span><text:span text:style-name="T9"> </text:span><text:span text:style-name="T10">Adding </text:span><text:span text:style-name="Code_20_Inline"><text:span text:style-name="T18">constexpr</text:span></text:span><text:span text:style-name="T10"> Throughout the </text:span><text:span text:style-name="Code_20_Inline"><text:span text:style-name="T18">rational</text:span></text:span><text:span text:style-name="T10"> Class Template</text:span></text:p>
      <text:p text:style-name="Code">import &lt;iostream&gt;;</text:p>
      <text:p text:style-name="Code">import rational;</text:p>
      <text:p text:style-name="Code"/>
      <text:p text:style-name="Code">constinit rational&lt;long&gt; r{355, 113};</text:p>
      <text:p text:style-name="Code">constinit rational&lt;long&gt; const q{31416, 10000};</text:p>
      <text:p text:style-name="Code"/>
      <text:p text:style-name="Code">int main()</text:p>
      <text:p text:style-name="Code">{</text:p>
      <text:p text:style-name="Code"><text:s text:c="4"/>constexpr rational&lt;long&gt; p{2};</text:p>
      <text:p text:style-name="Code"><text:s text:c="4"/>r /= q;</text:p>
      <text:p text:style-name="Code"><text:s text:c="4"/>r *= p;</text:p>
      <text:p text:style-name="Code"><text:s text:c="4"/>std::cout &lt;&lt; r &lt;&lt; '\n';</text:p>
      <text:p text:style-name="Code">}</text:p>
      <text:h text:style-name="Heading_20_1" text:outline-level="1">Variable-Length Template Argument Lists</text:h>
      <text:p text:style-name="Body_20_Text_20_First">You can define a template that takes any number of template arguments (called a <office:annotation office:name="__Annotation__1836_544970142" loext:resolved="false"><dc:creator>Michael Thomas</dc:creator><dc:date>2020-04-28T09:07:56.420000000</dc:date><text:p text:style-name="P11"><text:span text:style-name="T24">Interesting ability.</text:span></text:p>
<text:p text:style-name="P11"><text:span text:style-name="T24"/></text:p>
<text:p text:style-name="P11"><text:span text:style-name="T24">I have not ever seen this used in industry.</text:span></text:p>
</office:annotation><text:span text:style-name="Emphasis">variadic template</text:span>)<office:annotation-end office:name="__Annotation__1836_544970142"/>. This ability is not specifically related to compile-time <text:soft-page-break/>programming, but it is advanced and belongs near the end of the book. A number of compile-time programming idioms involve variable-length templates, so it seems appropriate to include this topic here.</text:p>
      <text:p text:style-name="Body_20_Text_20_First">M<text:span text:style-name="T7">any</text:span> of the <text:span text:style-name="T7">uses for variable-length templates </text:span>are <text:span text:style-name="T7">for </text:span>library authors, but that 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ext:span text:style-name="T13">using int_type =</text:span> List&lt;int&gt;;</text:p>
      <text:p text:style-name="Code"><text:span text:style-name="T13">using Char_types = </text:span>List&lt;char, unsigned char, signed char&gt;;</text:p>
      <text:p text:style-name="Code"><text:span text:style-name="T13">using One_two_three = </text:span>Numbers&lt;1, 2, 3&gt;;</text:p>
      <text:p text:style-name="Body_20_Text_20_Cont">You can also declare a function parameter pack, so the function can take any number of arguments of any type, such as the following:</text:p>
      <text:p text:style-name="Code">template&lt;class... Types&gt;</text:p>
      <text:p text:style-name="Code">void <text:span text:style-name="T13">list</text:span>(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text:span text:style-name="T13">list</text:span>(1, 'x', std::string{"yz"});</text:p>
      <text:p text:style-name="Body_20_Text_20_Cont">The <text:span text:style-name="Code_20_Inline">sizeof...</text:span> operator <text:alphabetical-index-mark text:string-value="sizeof...operator" text:key1="Metaprogramming" text:key2="variadic template"/>returns the number of elements in the parameter pack. You can, for example, define a <text:span text:style-name="Code_20_Inline">Size</text:span> template to compute the number of arguments in a parameter pack, as shown in the following:</text:p>
      <text:p text:style-name="Code">template&lt;class... Ts&gt;</text:p>
      <text:p text:style-name="Code"><text:soft-page-break/>struct Size { constexpr static std::size_t value = sizeof...(Ts); };</text:p>
      <text:p text:style-name="Code">static_assert(Size&lt;int, char, long&gt;::value == 3);</text:p>
      <text:p text:style-name="Body_20_Text_20_Cont">The <text:span text:style-name="Code_20_Inline">static_assert</text:span> <text:alphabetical-index-mark text:string-value="static_assert" text:key1="Metaprogramming" text:key2="variadic template"/>declaration checks a compile-time Boolean expression and causes a compiler error if the condition is false. <text:s/>You can add a second argument to <text:span text:style-name="Code_20_Inline">static_assert()</text:span> to give a helpful message. Often simply seeing the expression is adequate. The more problems you can detect at compile 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3-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st for the size of the parameter pack. The pack is expanded at compile time, and an overloaded function ends the expansion when the pack is empty.</text:p>
      <text:p text:style-name="Code_20_Caption"><text:span text:style-name="T3">Listing 73-3.</text:span> Using a Function Parameter Pack to Print Arbitrary Values</text:p>
      <text:p text:style-name="Code">import &lt;iostream&gt;;</text:p>
      <text:p text:style-name="Code">import &lt;utility&gt;;</text:p>
      <text:p text:style-name="Code"/>
      <text:p text:style-name="Code">// Forward declaration.</text:p>
      <text:p text:style-name="Code">template&lt;class... <text:span text:style-name="T13">Args</text:span>&gt;</text:p>
      <text:p text:style-name="Code">void print(std::ostream&amp; stream, <text:span text:style-name="T13">Args</text:span>&amp;&amp;...);</text:p>
      <text:p text:style-name="Code"/>
      <text:p text:style-name="Code">// Print the first value in the list, then recursively</text:p>
      <text:p text:style-name="Code">// call print() to print the rest of the list.</text:p>
      <text:p text:style-name="Code">template&lt;class T, class... <text:span text:style-name="T13">Args</text:span>&gt;</text:p>
      <text:p text:style-name="Code"><text:soft-page-break/>void print_split(std::ostream&amp; stream, T&amp;&amp; head, <text:span text:style-name="T13">Args</text:span>&amp;&amp; ... rest)</text:p>
      <text:p text:style-name="Code">{</text:p>
      <text:p text:style-name="Code"><text:span text:style-name="T4"><text:s text:c="3"/></text:span>stream &lt;&lt; head &lt;&lt; ' ';</text:p>
      <text:p text:style-name="Code"><text:span text:style-name="T4"><text:s text:c="3"/></text:span>print(stream, std::forward&lt;<text:span text:style-name="T13">Args</text:span>&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Code">template&lt;class... <text:span text:style-name="T13">Args</text:span>&gt;</text:p>
      <text:p text:style-name="Code">void print(std::ostream&amp; stream, <text:span text:style-name="T13">Args</text:span>&amp;&amp;... args)</text:p>
      <text:p text:style-name="Code">{</text:p>
      <text:p text:style-name="Code"><text:span text:style-name="T4"><text:s text:c="3"/></text:span>print_split(stream, std::forward&lt;<text:span text:style-name="T13">Args</text:span>&gt;(args)...);</text:p>
      <text:p text:style-name="Code">}</text:p>
      <text:p text:style-name="Code"/>
      <text:p text:style-name="Code">int main()</text:p>
      <text:p text:style-name="Code">{</text:p>
      <text:p text:style-name="Code"><text:span text:style-name="T4"><text:s text:c="3"/></text:span>print(std::cout, 42, 'x', "hello", 3.14159, 0, '\n');</text:p>
      <text:p text:style-name="Code">}</text:p>
      <text:h text:style-name="Heading_20_1" text:outline-level="1">User-Defined Literals</text:h>
      <text:p text:style-name="Body_20_Text_20_First">A common use for compile-time programming is to define your own literals. The standard library <text:span text:style-name="T7">defines literals such as </text:span><text:span text:style-name="Code_20_Inline"><text:span text:style-name="T16">"view"sv</text:span></text:span><text:span text:style-name="T7"> to be a shortcut for </text:span><text:span text:style-name="Code_20_Inline"><text:span text:style-name="T16">std::string_view{"view"}</text:span></text:span><text:span text:style-name="T7">. User-defined literals always begin with an underscore to avoid conflict with existing or future literals in the standard library.</text:span></text:p>
      <text:p text:style-name="Body_20_Text_20_First"><text:span text:style-name="T7">Define a literal as </text:span><text:span text:style-name="Code_20_Inline"><text:span text:style-name="T16">operator""</text:span></text:span><text:span text:style-name="T7"> followed by the literal name. You can define character, numeric, or string literals. The compiler looks for functions that take the value as an argument or the characters that make up the value as a template parameter pack. Listing 73-4 shows the </text:span><text:span text:style-name="Code_20_Inline"><text:span text:style-name="T16">_rev</text:span></text:span><text:span text:style-name="T7"> literal, which operates on integers to reverse the bits.</text:span></text:p>
      <text:p text:style-name="Code_20_Caption"><text:change-start text:change-id="ct94365808052768"/><text:soft-page-break/><text:span text:style-name="T3"><text:hidden-text text:condition="ooow:" text:string-value=".hh" text:is-hidden="true"/></text:span><text:change-end text:change-id="ct94365808052768"/><text:span text:style-name="T3">Listing 73-4.</text:span> Defining a Literal Operator to Reverse Bits In an Integer</text:p>
      <text:p text:style-name="Code">conste<text:span text:style-name="T13">val</text:span> unsigned long long operator"" _rev(unsigned long long value)</text:p>
      <text:p text:style-name="Code">{</text:p>
      <text:p text:style-name="Code"><text:s text:c="4"/>unsigned long long reversed{0};</text:p>
      <text:p text:style-name="Code"><text:s text:c="4"/>for (std::size_t i{std::numeric_limits&lt;unsigned long long&gt;::digits}; i &gt; 0; --i)</text:p>
      <text:p text:style-name="Code"><text:s text:c="4"/>{</text:p>
      <text:p text:style-name="Code"><text:s text:c="8"/>auto bit{ value &amp; 1 };</text:p>
      <text:p text:style-name="Code"><text:s text:c="8"/>value &gt;&gt;= 1;</text:p>
      <text:p text:style-name="Code"><text:s text:c="8"/>reversed = (reversed &lt;&lt; 1) | bit;</text:p>
      <text:p text:style-name="Code"><text:s text:c="4"/>}</text:p>
      <text:p text:style-name="Code"><text:s text:c="4"/>return reversed;</text:p>
      <text:p text:style-name="Code">}</text:p>
      <text:p text:style-name="Code">static_assert(0_rev == 0);</text:p>
      <text:p text:style-name="Code">static_assert(0x<text:span text:style-name="T13">1234567890abcdef</text:span>_rev == <text:span text:style-name="T13">0xf7b3d5091e6a2c48ULL</text:span>);</text:p>
      <text:p text:style-name="Body_20_Text_20_Cont">The template form of user-defined literals are especially challenging to write because the compiler passes the exact form that the user writes, which means your operator must interpret binary, octal, decimal, and hexadecimal numbers with interspersed apostrophes (<text:span text:style-name="Code_20_Inline">0b1011'0010_rev</text:span>, <text:span text:style-name="Code_20_Inline"><text:span text:style-name="T16">0373_rev</text:span></text:span>, <text:span text:style-name="Code_20_Inline"><text:span text:style-name="T16">179_rev</text:span></text:span>, and <text:span text:style-name="Code_20_Inline"><text:span text:style-name="T16">0xb3_rev</text:span></text:span> are all the same value). Letting the compiler parse the number is much easier.</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text:alphabetical-index-mark text:string-value="metafunction" text:key1="Metaprogramming"/>is just another template, so its arguments are template arguments.</text:p>
      <text:p text:style-name="Body_20_Text_20_Cont"><text:soft-page-break/>For example, the standard library contains the metafunction <text:span text:style-name="Code_20_Inline">is_same</text:span> (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has to treat a metaprogramming value as an actual value. Thus, metaprogramming types that 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have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span text:style-name="Code_20_Inline">value</text:span>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3-5.</text:p>
      <text:p text:style-name="Code_20_Caption"><text:change-start text:change-id="ct94365906241040"/><text:span text:style-name="T3"><text:hidden-text text:condition="ooow:" text:string-value=".hh" text:is-hidden="true"/></text:span><text:bookmark-start text:name="meta"/><text:change-end text:change-id="ct94365906241040"/><text:span text:style-name="T3">Listing 73-5.</text:span> Implementing the<text:span text:style-name="Code_20_Inline"><text:span text:style-name="T5"> is_same</text:span></text:span>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text:soft-page-break/>Let’s write another metafunction, one that is not in the standard library. This one is called <text:span text:style-name="Code_20_Inline">promote</text:span>. 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3-6 shows one possibility.</text:p>
      <text:p text:style-name="Code_20_Caption"><text:change-start text:change-id="ct94365828116096"/><text:span text:style-name="T3"><text:hidden-text text:condition="ooow:" text:string-value=".hh" text:is-hidden="true"/></text:span><text:change-end text:change-id="ct94365828116096"/><text:span text:style-name="T3">Listing 73-6.</text:span> One Implementation of the <text:span text:style-name="Code_20_Inline"><text:span text:style-name="T5">promote</text:span></text:span>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n <text:span text:style-name="Code_20_Inline">is_member</text:span>, how would you implement <text:span text:style-name="Code_20_Inline">promote</text:span>? Listing 73-7 shows one way, using partial specialization on the result of <text:span text:style-name="Code_20_Inline">is_member</text:span>.</text:p>
      <text:p text:style-name="Code_20_Caption"><text:change-start text:change-id="ct94365730805808"/><text:span text:style-name="T3"><text:hidden-text text:condition="ooow:" text:string-value=".hh" text:is-hidden="true"/></text:span><text:change-end text:change-id="ct94365730805808"/><text:span text:style-name="T3">Listing 73-7.</text:span> Another Implementation of the <text:span text:style-name="Code_20_Inline"><text:span text:style-name="T5">promote</text:span></text:span> Metafunction</text:p>
      <text:p text:style-name="Code">// Primary template when IsMember=std::true_type, that is, T is in the</text:p>
      <text:p text:style-name="Code">// list of types to promote to int.</text:p>
      <text:p text:style-name="Code">template&lt;class IsMember, class T&gt;</text:p>
      <text:p text:style-name="Code">struct get_member {</text:p>
      <text:p text:style-name="Code"><text:span text:style-name="T4"><text:s text:c="3"/></text:span><text:span text:style-name="T13">using type = int;</text:span></text:p>
      <text:p text:style-name="Code">};</text:p>
      <text:p text:style-name="Code"><text:soft-page-break/></text:p>
      <text:p text:style-name="Code">// false means T is not in the list, so leave the type alone.</text:p>
      <text:p text:style-name="Code">template&lt;class T&gt;</text:p>
      <text:p text:style-name="Code">struct get_member&lt;std::false_type, T&gt;</text:p>
      <text:p text:style-name="Code">{</text:p>
      <text:p text:style-name="Code"><text:span text:style-name="T4"><text:s text:c="3"/></text:span><text:span text:style-name="T13">using </text:span>type = T;</text:p>
      <text:p text:style-name="Code">};</text:p>
      <text:p text:style-name="Code"/>
      <text:p text:style-name="Code">template&lt;class T&gt;</text:p>
      <text:p text:style-name="Code">struct promote {</text:p>
      <text:p text:style-name="Code"><text:span text:style-name="T4"><text:s text:c="4"/></text:span>typedef typename get_member&lt;typename is_member&lt;T,</text:p>
      <text:p text:style-name="Code"><text:span text:style-name="T4"><text:s text:c="8"/></text:span>bool, unsigned char, signed char, char, unsigned short, short&gt;::type, T&gt;::type type;</text:p>
      <text:p text:style-name="Code">};</text:p>
      <text:p text:style-name="Body_20_Text_20_Cont">Remember that <text:span text:style-name="Code_20_Inline">typename</text:span> is required when naming a type that depends on a template parameter. The <text:span text:style-name="Code_20_Inline">type</text:span>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 Although using <text:span text:style-name="Code_20_Inline">is_member</text:span> is easy, writing it is not so easy. Remember how Listing 73-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3-8 shows one way to implement <text:span text:style-name="Code_20_Inline">is_member</text:span>.</text:p>
      <text:p text:style-name="Code_20_Caption"><text:change-start text:change-id="ct94365903681232"/><text:span text:style-name="T3"><text:hidden-text text:condition="ooow:" text:string-value=".hh" text:is-hidden="true"/></text:span><text:change-end text:change-id="ct94365903681232"/><text:span text:style-name="T3">Listing 73-8.</text:span> Implementing the <text:span text:style-name="Code_20_Inline"><text:span text:style-name="T5">is_member</text:span></text:span>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pan text:style-name="T4"><text:s text:c="4"/></text:span>std::conditional&lt;std::is_same&lt;Check, Head&gt;::value,</text:p>
      <text:p text:style-name="Code"><text:soft-page-break/><text:span text:style-name="T4"><text:s text:c="8"/></text:span>std::true_type,</text:p>
      <text:p text:style-name="Code"><text:span text:style-name="T4"><text:s text:c="8"/></text:span>is_member&lt;Check, Rest...&gt;&gt;::type</text:p>
      <text:p text:style-name="Code">{};</text:p>
      <text:p text:style-name="Code"/>
      <text:p text:style-name="Code">// Partial specialization for empty Args</text:p>
      <text:p text:style-name="Code">template&lt;class Check, class Head&gt;</text:p>
      <text:p text:style-name="Code">struct is_member_helper&lt;Check, Head&gt; : std::<text:span text:style-name="T13">is_same&lt;Check, Head&gt;::type </text:span>{};</text:p>
      <text:p text:style-name="Code"/>
      <text:p text:style-name="Code">/// Test whether Check is the same type as a type in Args.</text:p>
      <text:p text:style-name="Code">template&lt;class Check, class... Args&gt;</text:p>
      <text:p text:style-name="Code">struct is_member : is_member_helper&lt;Check, Args...&gt; {};</text:p>
      <text:p text:style-name="Code"/>
      <text:p text:style-name="Body_20_Text_20_Cont">Instead of writing a custom metafunction that specializes on <text:span text:style-name="Code_20_Inline">std::false_type</text:span>, Listing 73-8 uses a standard metafunction, <text:span text:style-name="Code_20_Inline">std::conditional</text:span>. It is usually better to use the standard library whenever possible, and you can rewrite Listing 73-7 to use <text:span text:style-name="Code_20_Inline">std::conditional</text:span>. To help you understand this important metafunction, the next section discusses <text:span text:style-name="Code_20_Inline">std::conditional</text:span> in depth.</text:p>
      <text:h text:style-name="Heading_20_1" text:outline-level="1"><text:bookmark-end text:name="meta"/>Conditional Types</text:h>
      <text:p text:style-name="Body_20_Text_20_First">One key aspect of metaprogramming is making decisions at compile time. To do that, you need a conditional operator. C++ offers a few different ways to do this in different contexts. For example, inside a function, you can use if constexpr. In a template definition, you might be able to use constraints. And t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3-9.</text:p>
      <text:p text:style-name="Code_20_Caption"><text:change-start text:change-id="ct94365904221936"/><text:soft-page-break/><text:span text:style-name="T3"><text:hidden-text text:condition="ooow:" text:string-value=".hh" text:is-hidden="true"/></text:span><text:change-end text:change-id="ct94365904221936"/><text:span text:style-name="T3">Listing 73-9.</text:span> One Way to Implement <text:span text:style-name="Code_20_Inline"><text:span text:style-name="T5">std::conditional</text:span></text:span></text:p>
      <text:p text:style-name="Code">template&lt;bool Condition, class IfTrue, class IfFalse&gt;</text:p>
      <text:p text:style-name="Code">struct conditional</text:p>
      <text:p text:style-name="Code">{</text:p>
      <text:p text:style-name="Code"><text:span text:style-name="T4"><text:s text:c="4"/></text:span><text:span text:style-name="T13">using type = </text:span>IfFalse;</text:p>
      <text:p text:style-name="Code">};</text:p>
      <text:p text:style-name="Code"/>
      <text:p text:style-name="Code">template&lt;class IfTrue, class IfFalse&gt;</text:p>
      <text:p text:style-name="Code">struct conditional&lt;true, IfTrue, IfFalse&gt;</text:p>
      <text:p text:style-name="Code">{</text:p>
      <text:p text:style-name="Code"><text:span text:style-name="T4"><text:s text:c="3"/></text:span><text:span text:style-name="T13">using type = </text:span>IfTru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 long&gt;</text:span> would not declare a <text:span text:style-name="Code_20_Inline">type</text:span> member. Try writing <text:span text:style-name="Code_20_Bold">choice</text:span>. Again, you will probably want two mutually <text:s/>recursive classes. One class strips the first template parameter from the parameter pack and decrements the index. Template specialization terminates the recursion. Compare your solution with mine in Listing 73-10.</text:p>
      <text:p text:style-name="Code_20_Caption"><text:change-start text:change-id="ct94365886201200"/><text:span text:style-name="T3"><text:hidden-text text:condition="ooow:" text:string-value=".hh" text:is-hidden="true"/></text:span><text:change-end text:change-id="ct94365886201200"/><text:span text:style-name="T3">Listing 73-10.</text:span> Implementing an Integer-Keyed Type Choice</text:p>
      <text:p text:style-name="Code">import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xt:soft-page-break/>template&lt;std::size_t N, class T, class... Types&gt;</text:p>
      <text:p text:style-name="Code">struct choice_split {</text:p>
      <text:p text:style-name="Code"><text:span text:style-name="T4"><text:s text:c="4"/></text:span><text:span text:style-name="T13">using type = </text:span>choice&lt;N-1, Types...&gt;::type;</text:p>
      <text:p text:style-name="Code">}; </text:p>
      <text:p text:style-name="Code"/>
      <text:p text:style-name="Code">// Index 0: pick the first type in the list.</text:p>
      <text:p text:style-name="Code">template&lt;class T, class... Ts&gt;</text:p>
      <text:p text:style-name="Code">struct choice_split&lt;0, T, Ts...&gt; {</text:p>
      <text:p text:style-name="Code"><text:span text:style-name="T4"><text:s text:c="4"/></text:span><text:span text:style-name="T13">using type = </text:span>T;</text:p>
      <text:p text:style-name="Code">};</text:p>
      <text:p text:style-name="Code"/>
      <text:p text:style-name="Code">// Define type member as the N-th type in Types.</text:p>
      <text:p text:style-name="Code">template&lt;std::size_t N, class... Types&gt;</text:p>
      <text:p text:style-name="Code">struct choice {</text:p>
      <text:p text:style-name="Code"><text:span text:style-name="T4"><text:s text:c="4"/></text:span><text:span text:style-name="T13">using type = </text:span>choice_split&lt;N, Types...&gt;::type;</text:p>
      <text:p text:style-name="Code">};</text:p>
      <text:p text:style-name="Code"/>
      <text:p text:style-name="Code">// N is out of bounds</text:p>
      <text:p text:style-name="Code">template&lt;std::size_t N&gt;</text:p>
      <text:p text:style-name="Code">struct choice&lt;N&gt; {};</text:p>
      <text:p text:style-name="Code"/>
      <text:p text:style-name="Code">// Tests</text:p>
      <text:p text:style-name="Code"/>
      <text:p text:style-name="Code">static_assert(std::is_same&lt;int,</text:p>
      <text:p text:style-name="Code"><text:span text:style-name="T4"><text:s text:c="2"/></text:span>typename choice&lt;0, int, long, char&gt;::type&gt;::value, "error in choice&lt;0&gt;");</text:p>
      <text:p text:style-name="Code">static_assert(std::is_same&lt;long,</text:p>
      <text:p text:style-name="Code"><text:span text:style-name="T4"><text:s text:c="2"/></text:span>typename choice&lt;1, int, long, char&gt;::type&gt;::value, "error in choice&lt;1&gt;");</text:p>
      <text:p text:style-name="Code">static_assert(std::is_same&lt;char,</text:p>
      <text:p text:style-name="Code"><text:span text:style-name="T4"><text:s text:c="2"/></text:span>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 I could pick which iterator style I wanted by defining <text:span text:style-name="Code_20_Inline">ITERATOR_TYPE</text:span> as 0, 1, or 2, for example:</text:p>
      <text:p text:style-name="Code"><text:soft-page-break/><text:span text:style-name="T13">using iterator = </text:span>choice&lt;ITERATOR_TYPE,</text:p>
      <text:p text:style-name="Code"><text:span text:style-name="T4"><text:s text:c="4"/></text:span>pedantic_iterator, safe_iterator, fast_iterator&gt;::type;</text:p>
      <text:h text:style-name="Heading_20_1" text:outline-level="1"><text:bookmark-start text:name="error"/>Substitution Failure Is Not An Error (SFINAE)</text:h>
      <text:p text:style-name="Body_20_Text_20_First">A programming technique introduced by Daveed Vandevoorde goes by the unwieldy name of SFINAE (pronounced ess-finn-ee), for <text:span text:style-name="T6">Substitution Failure Is Not An Error</text:span>. Briefly, if the compiler attempts to instantiate an invalid template function, the compiler does not consider it an error but merely discards that instantiation from consideration when resolving overloads. <text:span text:style-name="T7">This concept was widespread prior to the introduction of constraints in C++ 20, so you need to at least be able to read code that uses SFINAE. New code that uses constraints is much easier to read and maintain.</text:span></text:p>
      <text:p text:style-name="Body_20_Text_20_Cont">For example, suppose you are writing data in some data encoding, such as ASN.1 BER, XDR, JSON, etc. The details of the encoding are unimportant for this exercise. What matters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p>
      <text:p text:style-name="Body_20_Text_20_Cont">One approach is to declare overloads for the largest integer type and largest floating-point type. The compiler will convert the actual types to the larger types. This is simple to implement but incurs a runtime cost, which can be significant in some environments. We need a better solution.</text:p>
      <text:p text:style-name="Body_20_Text_20_Cont"><text:soft-page-break/><text:span text:style-name="T7">Similar to </text:span><text:span text:style-name="Code_20_Inline"><text:span text:style-name="T16">std::conditional</text:span></text:span><text:span text:style-name="T7">,</text:span> <text:span text:style-name="Code_20_Inline">std::enable_if</text:span>, takes a Boolean value and an if-true type. Unlike <text:span text:style-name="Code_20_Inline">std::conditional</text:span>, <text:span text:style-name="T7">it has no if-false branch. Instead, the type member is not defined. This can trigger SFINAE when the compiler looks for the type member, cannot find it for a certain template argument, and so discards that function signature for that argument.</text:span></text:p>
      <text:p text:style-name="Body_20_Text_20_Cont">Using <text:span text:style-name="Code_20_Inline">enable_if</text:span>, 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span text:style-name="Code_20_Inline">encode</text:span>,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3-11 shows one way to solve this problem.</text:p>
      <text:p text:style-name="Code_20_Caption"><text:span text:style-name="T3">Listing 73-11.</text:span> Using <text:span text:style-name="Code_20_Inline"><text:span text:style-name="T5">enable_if</text:span></text:span> to Direct Overload Resolution</text:p>
      <text:p text:style-name="Code">import &lt;iostream&gt;;</text:p>
      <text:p text:style-name="Code">import &lt;type_traits&gt;;</text:p>
      <text:p text:style-name="Code"><text:soft-page-break/></text:p>
      <text:p text:style-name="Code">template&lt;class T&gt;</text:p>
      <text:p text:style-name="Code">void encode(std::ostream&amp; stream, T const&amp; int_value,<text:bookmark text:name="_GoBack"/></text:p>
      <text:p text:style-name="Code"><text:span text:style-name="T4"><text:s text:c="3"/></text:span>typename std::enable_if&lt;std::is_integral&lt;T&gt;::value, T&gt;::type* = nullptr)</text:p>
      <text:p text:style-name="Code">{</text:p>
      <text:p text:style-name="Code"><text:span text:style-name="T4"><text:s text:c="3"/></text:span>// All integer types end up here.</text:p>
      <text:p text:style-name="Code"><text:span text:style-name="T4"><text:s text:c="3"/></text:span>stream &lt;&lt; "int: " &lt;&lt; int_value &lt;&lt; '\n';</text:p>
      <text:p text:style-name="Code">}</text:p>
      <text:p text:style-name="Code"/>
      <text:p text:style-name="Code">template&lt;class T&gt;</text:p>
      <text:p text:style-name="Code">void encode(std::ostream&amp; stream, T const&amp; enum_value,</text:p>
      <text:p text:style-name="Code"><text:span text:style-name="T4"><text:s text:c="3"/></text:span>typename std::enable_if&lt;std::is_enum&lt;T&gt;::value&gt;::type* = nullptr)</text:p>
      <text:p text:style-name="Code">{</text:p>
      <text:p text:style-name="Code"><text:span text:style-name="T4"><text:s text:c="3"/></text:span>// All enumerated types end up here.</text:p>
      <text:p text:style-name="Code"><text:span text:style-name="T4"><text:s text:c="3"/></text:span>// Record the underlying integer value.</text:p>
      <text:p text:style-name="Code"><text:span text:style-name="T4"><text:s text:c="3"/></text:span>stream &lt;&lt; "enum: " &lt;&lt;</text:p>
      <text:p text:style-name="Code"><text:span text:style-name="T4"><text:s text:c="6"/></text:span>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pan text:style-name="T4"><text:s text:c="3"/></text:span>typename std::enable_if&lt;std::is_floating_point&lt;T&gt;::value&gt;::type* = nullptr)</text:p>
      <text:p text:style-name="Code">{</text:p>
      <text:p text:style-name="Code"><text:span text:style-name="T4"><text:s text:c="3"/></text:span>// All floating-point types end up here.</text:p>
      <text:p text:style-name="Code"><text:span text:style-name="T4"><text:s text:c="3"/></text:span>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pan text:style-name="T4"><text:s text:c="3"/></text:span>stream &lt;&lt; "str: " &lt;&lt; string_value &lt;&lt; '\n';</text:p>
      <text:p text:style-name="Code">}</text:p>
      <text:p text:style-name="Code"/>
      <text:p text:style-name="Code">int main()</text:p>
      <text:p text:style-name="Code">{</text:p>
      <text:p text:style-name="Code"><text:span text:style-name="T4"><text:s text:c="3"/></text:span>encode(std::cout, 1);</text:p>
      <text:p text:style-name="Code"><text:span text:style-name="T4"><text:s text:c="3"/></text:span>enum class color { red, green, blue };</text:p>
      <text:p text:style-name="Code"><text:span text:style-name="T4"><text:s text:c="3"/></text:span>encode(std::cout, color::blue);</text:p>
      <text:p text:style-name="Code"><text:span text:style-name="T4"><text:s text:c="3"/></text:span>encode(std::cout, 3.0);</text:p>
      <text:p text:style-name="Code"><text:soft-page-break/><text:span text:style-name="T4"><text:s text:c="3"/></text:span>encode(std::cout, std::string("string"));</text:p>
      <text:p text:style-name="Code">}</text:p>
      <text:p text:style-name="Body_20_Text_20_Cont"><office:annotation office:name="__Annotation__1871_544970142" loext:resolved="false"><dc:creator>Michael Thomas</dc:creator><dc:date>2020-04-28T09:21:44.310000000</dc:date><text:p text:style-name="P11"><text:span text:style-name="T24">Very interesting chapter.</text:span></text:p>
<text:p text:style-name="P11"><text:span text:style-name="T24"/></text:p>
<text:p text:style-name="P11"><text:span text:style-name="T24">The concepts included are advanced.</text:span></text:p>
</office:annotation>That concludes your exploration of C++ <text:span text:style-name="T7">20</text:span>. <office:annotation-end office:name="__Annotation__1871_544970142"/>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text:bookmark-end text:name="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ZapfDingbats2"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2" fo:font-family="ZapfDingbats, 'Zapf Dingbats'" style:font-family-generic="decorative" style:font-pitch="variable" style:font-charset="x-symbol" fo:font-size="12pt" style:font-size-asian="12pt" style:font-name-complex="ZapfDingbats2"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1"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rogramming</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rogramming</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14T01:08:00</meta:creation-date>
    <dc:creator>Ray Lischner</dc:creator>
    <dc:date>2020-05-04T13:10:25.248990018</dc:date>
    <meta:print-date>2113-01-01T00:00:00</meta:print-date>
    <meta:editing-cycles>55</meta:editing-cycles>
    <meta:editing-duration>PT22H3M52S</meta:editing-duration>
    <meta:generator>LibreOffice/6.4.2.2$Linux_X86_64 LibreOffice_project/40$Build-2</meta:generator>
    <meta:document-statistic meta:table-count="0" meta:image-count="0" meta:object-count="0" meta:page-count="20" meta:paragraph-count="319" meta:word-count="4054" meta:character-count="27119" meta:non-whitespace-character-count="22948"/>
    <meta:user-defined meta:name="Chapter Number">73</meta:user-defined>
    <meta:user-defined meta:name="ContentType">Document</meta:user-defined>
  </office:meta>
</office:document-meta>
</file>